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5_13-57-05_000.jpg</text:p>
          </table:table-cell>
          <table:table-cell table:style-name="ce19" office:value-type="string">
            <text:p>:m 1*1 RES / JVEMV6 64#68_?? / 『新釈漢文大系　２　大学』 著者=赤塚忠 / p.46 / w:意；心,topic:~ / N~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2]=&quot;&quot;;[.C2];CONCATENATE([.C2];&quot; / &quot;;[.E2]))" office:value-type="string" office:string-value=":m 1*1 RES / JVEMV6 64#68_?? / 『新釈漢文大系　２　大学』 著者=赤塚忠 / p.46 / w:意；心,topic:~ / N~">
            <text:p>:m 1*1 RES / JVEMV6 64#68_?? / 『新釈漢文大系　２　大学』 著者=赤塚忠 / p.46 / w:意；心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5_19-18-51_000.jpg</text:p>
          </table:table-cell>
          <table:table-cell table:style-name="ce19" office:value-type="string">
            <text:p>:m :尺八,shakuhachi,bamboo 1*1 / session-memo / s.1:warm-up,key=F#,for=下げ--&gt;平へ戻し</text:p>
          </table:table-cell>
          <table:table-cell table:style-name="ce4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3]=&quot;&quot;;[.C3];CONCATENATE([.C3];&quot; / &quot;;[.E3]))" office:value-type="string" office:string-value=":m :尺八,shakuhachi,bamboo 1*1 / session-memo / s.1:warm-up,key=F#,for=下げ--&gt;平へ戻し">
            <text:p>:m :尺八,shakuhachi,bamboo 1*1 / session-memo / s.1:warm-up,key=F#,for=下げ--&gt;平へ戻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5_21-08-16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6_01-05-3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6.03302 E-139-34-47.017822</text:p>
          </table:table-cell>
          <table:table-cell table:style-name="ce36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6_10-18-33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6_10-44-34_000.jpg</text:p>
          </table:table-cell>
          <table:table-cell table:style-name="ce17" office:value-type="string">
            <text:p>:tome/ (J*) / 明徳（各人にとっての）を、明らかにする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7]=&quot;&quot;;[.C7];CONCATENATE([.C7];&quot; / &quot;;[.E7]))" office:value-type="string" office:string-value=":tome/ (J*) / 明徳（各人にとっての）を、明らかにする">
            <text:p>:tome/ (J*) / 明徳（各人にとっての）を、明らかにす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6">
            <text:p>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6">2021/03/06</text:date>, <text:time>11:3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6T11:38:03.57</dc:date>
    <dc:creator>iwabuchi ken</dc:creator>
    <meta:editing-duration>P31DT20H12M7S</meta:editing-duration>
    <meta:editing-cycles>11860</meta:editing-cycles>
    <meta:document-statistic meta:table-count="1" meta:cell-count="336" meta:object-count="0"/>
  </office:meta>
</office:document-meta>
</file>